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08cm"/>
    </style:style>
    <style:style style:name="co3" style:family="table-column">
      <style:table-column-properties fo:break-before="auto" style:column-width="3.8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4" table:default-cell-style-name="Default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Frequenz</text:p>
          </table:table-cell>
          <table:table-cell office:value-type="string" calcext:value-type="string">
            <text:p>Bitsringlänge</text:p>
          </table:table-cell>
          <table:table-cell office:value-type="string" calcext:value-type="string">
            <text:p>Fehler Bits</text:p>
          </table:table-cell>
          <table:table-cell office:value-type="string" calcext:value-type="string">
            <text:p>Fehler Char</text:p>
          </table:table-cell>
          <table:table-cell table:style-name="Default" office:value-type="string" calcext:value-type="string">
            <text:p>Rate bit</text:p>
          </table:table-cell>
          <table:table-cell table:style-name="Default" office:value-type="string" calcext:value-type="string">
            <text:p>Rate Char</text:p>
          </table:table-cell>
          <table:table-cell office:value-type="string" calcext:value-type="string">
            <text:p>f 1-Bit</text:p>
          </table:table-cell>
          <table:table-cell office:value-type="string" calcext:value-type="string">
            <text:p>f 0-Bit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Fenster Recv</text:p>
          </table:table-cell>
          <table:table-cell office:value-type="string" calcext:value-type="string">
            <text:p>Fenster Empf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9" calcext:value-type="float">
            <text:p>9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Durschnitte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Bitstringlänge</text:p>
          </table:table-cell>
          <table:table-cell table:style-name="ce1" table:formula="of:=AVERAGE([.B2:.B651])" office:value-type="float" office:value="1046.06461538462" calcext:value-type="float">
            <text:p>1.046,06</text:p>
          </table:table-cell>
          <table:table-cell/>
          <table:table-cell office:value-type="string" calcext:value-type="string" table:number-columns-spanned="1" table:number-rows-spanned="2">
            <text:p>Fehlerrrate/</text:p>
            <text:p>Bitstringlänge</text:p>
          </table:table-cell>
          <table:table-cell table:formula="of:=[.N4]/[.N3]" office:value-type="float" office:value="0.000869191784005106" calcext:value-type="float" table:number-columns-spanned="1" table:number-rows-spanned="2">
            <text:p>0,000869191784005</text:p>
          </table:table-cell>
          <table:table-cell office:value-type="string" calcext:value-type="string" table:number-columns-spanned="1" table:number-rows-spanned="2">
            <text:p>Korrekte </text:p>
            <text:p>Bitrate</text:p>
          </table:table-cell>
          <table:table-cell table:formula="of:=([.N3]-[.N4])*100/[.N3]" office:value-type="float" office:value="99.9130808215995" calcext:value-type="float" table:number-columns-spanned="1" table:number-rows-spanned="2">
            <text:p>99,913080821599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Fehlerhafte Bits</text:p>
          </table:table-cell>
          <table:table-cell table:style-name="ce1" table:formula="of:=AVERAGE([.C2:.C651])" office:value-type="float" office:value="0.909230769230769" calcext:value-type="float">
            <text:p>0,91</text:p>
          </table:table-cell>
          <table:table-cell/>
          <table:covered-table-cell table:number-columns-repeated="4"/>
          <table:table-cell office:value-type="string" calcext:value-type="string">
            <text:p>Varianz</text:p>
          </table:table-cell>
          <table:table-cell table:style-name="ce1" table:formula="of:=VAR([.C2:.C651])" office:value-type="float" office:value="21.0410548773269" calcext:value-type="float">
            <text:p>21,04</text:p>
          </table:table-cell>
          <table:table-cell office:value-type="string" calcext:value-type="string">
            <text:p>Standardabweichung</text:p>
          </table:table-cell>
          <table:table-cell table:style-name="ce1" table:formula="of:=STDEV([.C2:.C651])" office:value-type="float" office:value="4.5870529621236" calcext:value-type="float">
            <text:p>4,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7" calcext:value-type="float">
            <text:p>237</text:p>
          </table:table-cell>
          <table:table-cell office:value-type="float" office:value="108" calcext:value-type="float">
            <text:p>108</text:p>
          </table:table-cell>
          <table:table-cell office:value-type="float" office:value="30" calcext:value-type="float">
            <text:p>30</text:p>
          </table:table-cell>
          <table:table-cell office:value-type="float" office:value="45.57" calcext:value-type="float">
            <text:p>45,57</text:p>
          </table:table-cell>
          <table:table-cell office:value-type="float" office:value="90.91" calcext:value-type="float">
            <text:p>90,91</text:p>
          </table:table-cell>
          <table:table-cell office:value-type="float" office:value="61" calcext:value-type="float">
            <text:p>61</text:p>
          </table:table-cell>
          <table:table-cell office:value-type="float" office:value="47" calcext:value-type="float">
            <text:p>47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Fehlerhafte Zeichen</text:p>
          </table:table-cell>
          <table:table-cell table:style-name="ce1" table:formula="of:=AVERAGE([.D2:.D651])" office:value-type="float" office:value="0.555384615384615" calcext:value-type="float">
            <text:p>0,56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99" calcext:value-type="float">
            <text:p>9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Fehlerrate Bit</text:p>
          </table:table-cell>
          <table:table-cell table:style-name="ce1" table:formula="of:=AVERAGE([.E4:.E651])" office:value-type="float" office:value="0.137407407407407" calcext:value-type="float">
            <text:p>0,14</text:p>
          </table:table-cell>
          <table:table-cell/>
          <table:table-cell office:value-type="string" calcext:value-type="string">
            <text:p>Varianz</text:p>
          </table:table-cell>
          <table:table-cell table:style-name="ce1" table:formula="of:=VAR([.E2:.E651])" office:value-type="float" office:value="3.2156359663386" calcext:value-type="float">
            <text:p>3,22</text:p>
          </table:table-cell>
          <table:table-cell office:value-type="string" calcext:value-type="string">
            <text:p>Standardabweichung</text:p>
          </table:table-cell>
          <table:table-cell table:style-name="ce1" table:formula="of:=STDEV([.E2:.E651])" office:value-type="float" office:value="1.79321944176908" calcext:value-type="float">
            <text:p>1,7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4" calcext:value-type="float">
            <text:p>8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Fehlerrate Char</text:p>
          </table:table-cell>
          <table:table-cell table:style-name="ce1" table:formula="of:=AVERAGE([.F2:.F651])" office:value-type="float" office:value="0.482830769230769" calcext:value-type="float">
            <text:p>0,4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59" calcext:value-type="float">
            <text:p>1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Falsche 1 Bits</text:p>
          </table:table-cell>
          <table:table-cell table:style-name="ce1" table:formula="of:=AVERAGE([.G2:.G651])" office:value-type="float" office:value="0.126153846153846" calcext:value-type="float">
            <text:p>0,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9" calcext:value-type="float">
            <text:p>1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Falsche 0 Bits</text:p>
          </table:table-cell>
          <table:table-cell table:style-name="ce1" table:formula="of:=AVERAGE([.H2:.H651])" office:value-type="float" office:value="0.783076923076923" calcext:value-type="float">
            <text:p>0,7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3" calcext:value-type="float">
            <text:p>9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3" calcext:value-type="float">
            <text:p>18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Bitfehlerraten in %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2" calcext:value-type="float">
            <text:p>6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C2:.C651];&quot;=0&quot;)" office:value-type="float" office:value="459" calcext:value-type="float">
            <text:p>45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9" calcext:value-type="float">
            <text:p>8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0-1</text:p>
          </table:table-cell>
          <table:table-cell table:formula="of:=COUNTIFS([.C2:.C651];&quot;&gt;0&quot;;[.C2:.C651];&quot;&lt;=1&quot;)" office:value-type="float" office:value="101" calcext:value-type="float">
            <text:p>10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1-2</text:p>
          </table:table-cell>
          <table:table-cell table:formula="of:=COUNTIFS([.C2:.C651];&quot;&gt;1&quot;;[.C2:.C651];&quot;&lt;=2&quot;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2-3</text:p>
          </table:table-cell>
          <table:table-cell table:formula="of:=COUNTIFS([.C2:.C651];&quot;&gt;2&quot;;[.C2:.C651];&quot;&lt;=3&quot;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2" calcext:value-type="float">
            <text:p>16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3-4</text:p>
          </table:table-cell>
          <table:table-cell table:formula="of:=COUNTIFS([.C2:.C651];&quot;&gt;3&quot;;[.C2:.C651];&quot;&lt;=4&quot;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62" calcext:value-type="float">
            <text:p>10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4-5</text:p>
          </table:table-cell>
          <table:table-cell table:formula="of:=COUNTIFS([.C2:.C651];&quot;&gt;4&quot;;[.C2:.C651];&quot;&lt;=5&quot;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/>
          <table:table-cell office:value-type="string" calcext:value-type="string">
            <text:p>&gt;5</text:p>
          </table:table-cell>
          <table:table-cell table:formula="of:=COUNTIFS([.C2:.C651];&quot;&gt;5&quot;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2" calcext:value-type="float">
            <text:p>12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71" calcext:value-type="float">
            <text:p>11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45" calcext:value-type="float">
            <text:p>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3" calcext:value-type="float">
            <text:p>1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40" calcext:value-type="float">
            <text:p>12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30" calcext:value-type="float">
            <text:p>14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37" calcext:value-type="float">
            <text:p>17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2" calcext:value-type="float">
            <text:p>12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4" calcext:value-type="float">
            <text:p>7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1" calcext:value-type="float">
            <text:p>2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06" calcext:value-type="float">
            <text:p>1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84" calcext:value-type="float">
            <text:p>11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23" calcext:value-type="float">
            <text:p>19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2" calcext:value-type="float">
            <text:p>4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44" calcext:value-type="float">
            <text:p>1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0" calcext:value-type="float">
            <text:p>65000000</text:p>
          </table:table-cell>
          <table:table-cell office:value-type="float" office:value="80000000" calcext:value-type="float">
            <text:p>80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73" calcext:value-type="float">
            <text:p>9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53" calcext:value-type="float">
            <text:p>14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13" calcext:value-type="float">
            <text:p>9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782" calcext:value-type="float">
            <text:p>17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,40</text:p>
          </table:table-cell>
          <table:table-cell office:value-type="float" office:value="5.88" calcext:value-type="float">
            <text:p>5,8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46" calcext:value-type="float">
            <text:p>1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9" calcext:value-type="float">
            <text:p>10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3" calcext:value-type="float">
            <text:p>10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21" calcext:value-type="float">
            <text:p>3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75" calcext:value-type="float">
            <text:p>10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92" calcext:value-type="float">
            <text:p>5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60" calcext:value-type="float">
            <text:p>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38" calcext:value-type="float">
            <text:p>12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69" calcext:value-type="float">
            <text:p>12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42" calcext:value-type="float">
            <text:p>8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44" calcext:value-type="float">
            <text:p>10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99" calcext:value-type="float">
            <text:p>12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8" calcext:value-type="float">
            <text:p>12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61" calcext:value-type="float">
            <text:p>1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44" calcext:value-type="float">
            <text:p>5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98" calcext:value-type="float">
            <text:p>10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73" calcext:value-type="float">
            <text:p>1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13" calcext:value-type="float">
            <text:p>1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21" calcext:value-type="float">
            <text:p>7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61" calcext:value-type="float">
            <text:p>19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97" calcext:value-type="float">
            <text:p>18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18" calcext:value-type="float">
            <text:p>19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830" calcext:value-type="float">
            <text:p>18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2.38" calcext:value-type="float">
            <text:p>2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39" calcext:value-type="float">
            <text:p>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8" calcext:value-type="float">
            <text:p>6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2.02" calcext:value-type="float">
            <text:p>2,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91" calcext:value-type="float">
            <text:p>7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10" calcext:value-type="float">
            <text:p>7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48" calcext:value-type="float">
            <text:p>11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51" calcext:value-type="float">
            <text:p>9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0" calcext:value-type="float">
            <text:p>13000000</text:p>
          </table:table-cell>
          <table:table-cell office:value-type="float" office:value="16000000" calcext:value-type="float">
            <text:p>16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49" calcext:value-type="float">
            <text:p>9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14" calcext:value-type="float">
            <text:p>4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4" calcext:value-type="float">
            <text:p>0,24</text:p>
          </table:table-cell>
          <table:table-cell office:value-type="float" office:value="1.69" calcext:value-type="float">
            <text:p>1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3" calcext:value-type="float">
            <text:p>11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2" calcext:value-type="float">
            <text:p>0,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" calcext:value-type="float">
            <text:p>0,20</text:p>
          </table:table-cell>
          <table:table-cell office:value-type="float" office:value="1.41" calcext:value-type="float">
            <text:p>1,4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1" calcext:value-type="float">
            <text:p>1401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,93</text:p>
          </table:table-cell>
          <table:table-cell office:value-type="float" office:value="3.5" calcext:value-type="float">
            <text:p>3,5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" calcext:value-type="float">
            <text:p>0,60</text:p>
          </table:table-cell>
          <table:table-cell office:value-type="float" office:value="4.23" calcext:value-type="float">
            <text:p>4,2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48" calcext:value-type="float">
            <text:p>15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3" calcext:value-type="float">
            <text:p>0,13</text:p>
          </table:table-cell>
          <table:table-cell office:value-type="float" office:value="0.9" calcext:value-type="float">
            <text:p>0,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2" calcext:value-type="float">
            <text:p>0,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5" calcext:value-type="float">
            <text:p>20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94" calcext:value-type="float">
            <text:p>9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49" calcext:value-type="float">
            <text:p>10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6" calcext:value-type="float">
            <text:p>1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55" calcext:value-type="float">
            <text:p>16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3" calcext:value-type="float">
            <text:p>11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321" calcext:value-type="float">
            <text:p>13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06" calcext:value-type="float">
            <text:p>18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22" calcext:value-type="float">
            <text:p>0,22</text:p>
          </table:table-cell>
          <table:table-cell office:value-type="float" office:value="1.55" calcext:value-type="float">
            <text:p>1,5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7" calcext:value-type="float">
            <text:p>10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.16" calcext:value-type="float">
            <text:p>1,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66" calcext:value-type="float">
            <text:p>6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14" calcext:value-type="float">
            <text:p>8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7" calcext:value-type="float">
            <text:p>10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.72" calcext:value-type="float">
            <text:p>1,7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34" calcext:value-type="float">
            <text:p>6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54" calcext:value-type="float">
            <text:p>5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02" calcext:value-type="float">
            <text:p>11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62" calcext:value-type="float">
            <text:p>17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09" calcext:value-type="float">
            <text:p>12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69" calcext:value-type="float">
            <text:p>8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52" calcext:value-type="float">
            <text:p>18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88" calcext:value-type="float">
            <text:p>9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8000000" calcext:value-type="float">
            <text:p>80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04" calcext:value-type="float">
            <text:p>16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2" calcext:value-type="float">
            <text:p>13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16" calcext:value-type="float">
            <text:p>20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77" calcext:value-type="float">
            <text:p>17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95" calcext:value-type="float">
            <text:p>16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8" calcext:value-type="float">
            <text:p>10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83" calcext:value-type="float">
            <text:p>15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54" calcext:value-type="float">
            <text:p>1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79" calcext:value-type="float">
            <text:p>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8" calcext:value-type="float">
            <text:p>0,18</text:p>
          </table:table-cell>
          <table:table-cell office:value-type="float" office:value="1.28" calcext:value-type="float">
            <text:p>1,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89" calcext:value-type="float">
            <text:p>1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39" calcext:value-type="float">
            <text:p>16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67" calcext:value-type="float">
            <text:p>12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18" calcext:value-type="float">
            <text:p>1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5" calcext:value-type="float">
            <text:p>11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99" calcext:value-type="float">
            <text:p>17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85" calcext:value-type="float">
            <text:p>16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270" calcext:value-type="float">
            <text:p>127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79" calcext:value-type="float">
            <text:p>9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72" calcext:value-type="float">
            <text:p>13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78" calcext:value-type="float">
            <text:p>10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83" calcext:value-type="float">
            <text:p>8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69" calcext:value-type="float">
            <text:p>10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6" calcext:value-type="float">
            <text:p>0,6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06" calcext:value-type="float">
            <text:p>110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17" calcext:value-type="float">
            <text:p>10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46" calcext:value-type="float">
            <text:p>19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12" calcext:value-type="float">
            <text:p>8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90" calcext:value-type="float">
            <text:p>7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048" calcext:value-type="float">
            <text:p>10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67" calcext:value-type="float">
            <text:p>0,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933" calcext:value-type="float">
            <text:p>19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886" calcext:value-type="float">
            <text:p>18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29" calcext:value-type="float">
            <text:p>14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388" calcext:value-type="float">
            <text:p>1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51" calcext:value-type="float">
            <text:p>5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701" calcext:value-type="float">
            <text:p>17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3200000" calcext:value-type="float">
            <text:p>32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27" calcext:value-type="float">
            <text:p>1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1" calcext:value-type="float">
            <text:p>0,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9" calcext:value-type="float">
            <text:p>0,39</text:p>
          </table:table-cell>
          <table:table-cell office:value-type="float" office:value="2.76" calcext:value-type="float">
            <text:p>2,7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72" calcext:value-type="float">
            <text:p>1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5" calcext:value-type="float">
            <text:p>0,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0" calcext:value-type="float">
            <text:p>5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1.39" calcext:value-type="float">
            <text:p>1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68" calcext:value-type="float">
            <text:p>11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7" calcext:value-type="float">
            <text:p>5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36" calcext:value-type="float">
            <text:p>7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26" calcext:value-type="float">
            <text:p>9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93" calcext:value-type="float">
            <text:p>15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67" calcext:value-type="float">
            <text:p>11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65" calcext:value-type="float">
            <text:p>19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11" calcext:value-type="float">
            <text:p>8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74" calcext:value-type="float">
            <text:p>1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91" calcext:value-type="float">
            <text:p>3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99" calcext:value-type="float">
            <text:p>14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45" calcext:value-type="float">
            <text:p>16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9" calcext:value-type="float">
            <text:p>4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1" calcext:value-type="float">
            <text:p>13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2" calcext:value-type="float">
            <text:p>0,12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71" calcext:value-type="float">
            <text:p>13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80" calcext:value-type="float">
            <text:p>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877" calcext:value-type="float">
            <text:p>18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7" calcext:value-type="float">
            <text:p>0,27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960" calcext:value-type="float">
            <text:p>9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915" calcext:value-type="float">
            <text:p>19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" calcext:value-type="float">
            <text:p>0,32</text:p>
          </table:table-cell>
          <table:table-cell office:value-type="float" office:value="2.22" calcext:value-type="float">
            <text:p>2,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65" calcext:value-type="float">
            <text:p>15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44" calcext:value-type="float">
            <text:p>6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69" calcext:value-type="float">
            <text:p>15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5" calcext:value-type="float">
            <text:p>4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64" calcext:value-type="float">
            <text:p>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18" calcext:value-type="float">
            <text:p>10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9" calcext:value-type="float">
            <text:p>0,29</text:p>
          </table:table-cell>
          <table:table-cell office:value-type="float" office:value="1.38" calcext:value-type="float">
            <text:p>1,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7" calcext:value-type="float">
            <text:p>4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18" calcext:value-type="float">
            <text:p>5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51" calcext:value-type="float">
            <text:p>12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6" calcext:value-type="float">
            <text:p>0,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035" calcext:value-type="float">
            <text:p>10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75" calcext:value-type="float">
            <text:p>1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3" calcext:value-type="float">
            <text:p>5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600000" calcext:value-type="float">
            <text:p>16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81" calcext:value-type="float">
            <text:p>11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9" calcext:value-type="float">
            <text:p>93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92" calcext:value-type="float">
            <text:p>18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49" calcext:value-type="float">
            <text:p>7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58" calcext:value-type="float">
            <text:p>14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34" calcext:value-type="float">
            <text:p>14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92" calcext:value-type="float">
            <text:p>3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4" calcext:value-type="float">
            <text:p>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99" calcext:value-type="float">
            <text:p>79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88" calcext:value-type="float">
            <text:p>0,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573" calcext:value-type="float">
            <text:p>1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39" calcext:value-type="float">
            <text:p>7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16" calcext:value-type="float">
            <text:p>19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7" calcext:value-type="float">
            <text:p>0,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96" calcext:value-type="float">
            <text:p>14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47" calcext:value-type="float">
            <text:p>0,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1" calcext:value-type="float">
            <text:p>10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09" calcext:value-type="float">
            <text:p>6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36" calcext:value-type="float">
            <text:p>6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67" calcext:value-type="float">
            <text:p>18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75" calcext:value-type="float">
            <text:p>0,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34" calcext:value-type="float">
            <text:p>9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18" calcext:value-type="float">
            <text:p>1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48" calcext:value-type="float">
            <text:p>9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" calcext:value-type="float">
            <text:p>0,30</text:p>
          </table:table-cell>
          <table:table-cell office:value-type="float" office:value="2.13" calcext:value-type="float">
            <text:p>2,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52" calcext:value-type="float">
            <text:p>1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67" calcext:value-type="float">
            <text:p>0,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3" calcext:value-type="float">
            <text:p>1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21" calcext:value-type="float">
            <text:p>1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39" calcext:value-type="float">
            <text:p>18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52" calcext:value-type="float">
            <text:p>1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32" calcext:value-type="float">
            <text:p>8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68" calcext:value-type="float">
            <text:p>19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856" calcext:value-type="float">
            <text:p>18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09" calcext:value-type="float">
            <text:p>10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83" calcext:value-type="float">
            <text:p>7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30" calcext:value-type="float">
            <text:p>19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6" calcext:value-type="float">
            <text:p>0,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88" calcext:value-type="float">
            <text:p>5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7" calcext:value-type="float">
            <text:p>0,17</text:p>
          </table:table-cell>
          <table:table-cell office:value-type="float" office:value="1.19" calcext:value-type="float">
            <text:p>1,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91" calcext:value-type="float">
            <text:p>13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35" calcext:value-type="float">
            <text:p>1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72" calcext:value-type="float">
            <text:p>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43" calcext:value-type="float">
            <text:p>13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03" calcext:value-type="float">
            <text:p>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6" calcext:value-type="float">
            <text:p>5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650000" calcext:value-type="float">
            <text:p>650000</text:p>
          </table:table-cell>
          <table:table-cell office:value-type="float" office:value="800000" calcext:value-type="float">
            <text:p>8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83" calcext:value-type="float">
            <text:p>19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85" calcext:value-type="float">
            <text:p>10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36" calcext:value-type="float">
            <text:p>10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83" calcext:value-type="float">
            <text:p>1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0" calcext:value-type="float">
            <text:p>8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37" calcext:value-type="float">
            <text:p>19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35" calcext:value-type="float">
            <text:p>17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65" calcext:value-type="float">
            <text:p>4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47" calcext:value-type="float">
            <text:p>6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91" calcext:value-type="float">
            <text:p>89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0.79" calcext:value-type="float">
            <text:p>0,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14" calcext:value-type="float">
            <text:p>14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00" calcext:value-type="float">
            <text:p>13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6" calcext:value-type="float">
            <text:p>0,46</text:p>
          </table:table-cell>
          <table:table-cell office:value-type="float" office:value="1.08" calcext:value-type="float">
            <text:p>1,0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70" calcext:value-type="float">
            <text:p>14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4" calcext:value-type="float">
            <text:p>0,34</text:p>
          </table:table-cell>
          <table:table-cell office:value-type="float" office:value="0.95" calcext:value-type="float">
            <text:p>0,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677" calcext:value-type="float">
            <text:p>16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8" calcext:value-type="float">
            <text:p>1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5" calcext:value-type="float">
            <text:p>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6" calcext:value-type="float">
            <text:p>188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0.74" calcext:value-type="float">
            <text:p>0,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0" calcext:value-type="float">
            <text:p>17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80" calcext:value-type="float">
            <text:p>1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04" calcext:value-type="float">
            <text:p>90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772" calcext:value-type="float">
            <text:p>17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" calcext:value-type="float">
            <text:p>0,13</text:p>
          </table:table-cell>
          <table:table-cell office:value-type="float" office:value="0.89" calcext:value-type="float">
            <text:p>0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61" calcext:value-type="float">
            <text:p>186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75" calcext:value-type="float">
            <text:p>0,7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61" calcext:value-type="float">
            <text:p>5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232" calcext:value-type="float">
            <text:p>12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0,24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001" calcext:value-type="float">
            <text:p>200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0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85" calcext:value-type="float">
            <text:p>0,85</text:p>
          </table:table-cell>
          <table:table-cell office:value-type="float" office:value="2.99" calcext:value-type="float">
            <text:p>2,9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474" calcext:value-type="float">
            <text:p>14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87" calcext:value-type="float">
            <text:p>8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89" calcext:value-type="float">
            <text:p>18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28" calcext:value-type="float">
            <text:p>10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11" calcext:value-type="float">
            <text:p>7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99" calcext:value-type="float">
            <text:p>0,9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446" calcext:value-type="float">
            <text:p>4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340" calcext:value-type="float">
            <text:p>134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70" calcext:value-type="float">
            <text:p>19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896" calcext:value-type="float">
            <text:p>18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325000" calcext:value-type="float">
            <text:p>325000</text:p>
          </table:table-cell>
          <table:table-cell office:value-type="float" office:value="400000" calcext:value-type="float">
            <text:p>400000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04" calcext:value-type="float">
            <text:p>18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28" calcext:value-type="float">
            <text:p>0,28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6" calcext:value-type="float">
            <text:p>4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56" calcext:value-type="float">
            <text:p>11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1" calcext:value-type="float">
            <text:p>0,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59" calcext:value-type="float">
            <text:p>18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36" calcext:value-type="float">
            <text:p>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9" calcext:value-type="float">
            <text:p>0,19</text:p>
          </table:table-cell>
          <table:table-cell office:value-type="float" office:value="0" calcext:value-type="float">
            <text:p>0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43" calcext:value-type="float">
            <text:p>14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,35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01" calcext:value-type="float">
            <text:p>10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.72" calcext:value-type="float">
            <text:p>1,72</text:p>
          </table:table-cell>
          <table:table-cell office:value-type="float" office:value="4.4" calcext:value-type="float">
            <text:p>4,4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32" calcext:value-type="float">
            <text:p>173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0.81" calcext:value-type="float">
            <text:p>0,8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15" calcext:value-type="float">
            <text:p>12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1.16" calcext:value-type="float">
            <text:p>1,1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06" calcext:value-type="float">
            <text:p>4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82" calcext:value-type="float">
            <text:p>188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2" calcext:value-type="float">
            <text:p>0,32</text:p>
          </table:table-cell>
          <table:table-cell office:value-type="float" office:value="1.87" calcext:value-type="float">
            <text:p>1,8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44" calcext:value-type="float">
            <text:p>1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office:value-type="float" office:value="1.14" calcext:value-type="float">
            <text:p>1,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,41</text:p>
          </table:table-cell>
          <table:table-cell office:value-type="float" office:value="2.16" calcext:value-type="float">
            <text:p>2,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76" calcext:value-type="float">
            <text:p>7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8" calcext:value-type="float">
            <text:p>8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,37</text:p>
          </table:table-cell>
          <table:table-cell office:value-type="float" office:value="0.87" calcext:value-type="float">
            <text:p>0,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43" calcext:value-type="float">
            <text:p>154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,39</text:p>
          </table:table-cell>
          <table:table-cell office:value-type="float" office:value="2.27" calcext:value-type="float">
            <text:p>2,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54" calcext:value-type="float">
            <text:p>16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,42</text:p>
          </table:table-cell>
          <table:table-cell office:value-type="float" office:value="1.27" calcext:value-type="float">
            <text:p>1,2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7" calcext:value-type="float">
            <text:p>160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98" calcext:value-type="float">
            <text:p>4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07" calcext:value-type="float">
            <text:p>14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1" calcext:value-type="float">
            <text:p>1,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45" calcext:value-type="float">
            <text:p>17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48" calcext:value-type="float">
            <text:p>4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23" calcext:value-type="float">
            <text:p>9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00" calcext:value-type="float">
            <text:p>13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.62" calcext:value-type="float">
            <text:p>0,62</text:p>
          </table:table-cell>
          <table:table-cell office:value-type="float" office:value="2.7" calcext:value-type="float">
            <text:p>2,7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39" calcext:value-type="float">
            <text:p>12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6" calcext:value-type="float">
            <text:p>0,5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37" calcext:value-type="float">
            <text:p>1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8" calcext:value-type="float">
            <text:p>0,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73" calcext:value-type="float">
            <text:p>127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5" calcext:value-type="float">
            <text:p>0,55</text:p>
          </table:table-cell>
          <table:table-cell office:value-type="float" office:value="1.1" calcext:value-type="float">
            <text:p>1,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42" calcext:value-type="float">
            <text:p>194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0.46" calcext:value-type="float">
            <text:p>0,46</text:p>
          </table:table-cell>
          <table:table-cell office:value-type="float" office:value="2.17" calcext:value-type="float">
            <text:p>2,1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79" calcext:value-type="float">
            <text:p>7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4" calcext:value-type="float">
            <text:p>0,64</text:p>
          </table:table-cell>
          <table:table-cell office:value-type="float" office:value="1.8" calcext:value-type="float">
            <text:p>1,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87" calcext:value-type="float">
            <text:p>13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12" calcext:value-type="float">
            <text:p>1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3" calcext:value-type="float">
            <text:p>0,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1.32" calcext:value-type="float">
            <text:p>1,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48" calcext:value-type="float">
            <text:p>144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1" calcext:value-type="float">
            <text:p>1,41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68" calcext:value-type="float">
            <text:p>15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1.34" calcext:value-type="float">
            <text:p>1,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62" calcext:value-type="float">
            <text:p>8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1.63" calcext:value-type="float">
            <text:p>1,6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58" calcext:value-type="float">
            <text:p>17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31" calcext:value-type="float">
            <text:p>193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,16</text:p>
          </table:table-cell>
          <table:table-cell office:value-type="float" office:value="0.73" calcext:value-type="float">
            <text:p>0,7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6" calcext:value-type="float">
            <text:p>0,56</text:p>
          </table:table-cell>
          <table:table-cell office:value-type="float" office:value="3.9" calcext:value-type="float">
            <text:p>3,9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1" calcext:value-type="float">
            <text:p>3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14" calcext:value-type="float">
            <text:p>15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7" calcext:value-type="float">
            <text:p>0,07</text:p>
          </table:table-cell>
          <table:table-cell office:value-type="float" office:value="0.46" calcext:value-type="float">
            <text:p>0,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90" calcext:value-type="float">
            <text:p>109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1.29" calcext:value-type="float">
            <text:p>1,2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05" calcext:value-type="float">
            <text:p>16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4" calcext:value-type="float">
            <text:p>0,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79" calcext:value-type="float">
            <text:p>16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53" calcext:value-type="float">
            <text:p>145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36" calcext:value-type="float">
            <text:p>1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80" calcext:value-type="float">
            <text:p>19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0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76" calcext:value-type="float">
            <text:p>6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92" calcext:value-type="float">
            <text:p>1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04" calcext:value-type="float">
            <text:p>7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0.7" calcext:value-type="float">
            <text:p>0,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91" calcext:value-type="float">
            <text:p>12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44" calcext:value-type="float">
            <text:p>1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08" calcext:value-type="float">
            <text:p>17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20" calcext:value-type="float">
            <text:p>9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76" calcext:value-type="float">
            <text:p>0,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83" calcext:value-type="float">
            <text:p>19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,25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658" calcext:value-type="float">
            <text:p>165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85" calcext:value-type="float">
            <text:p>0,8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55" calcext:value-type="float">
            <text:p>125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2" calcext:value-type="float">
            <text:p>0,32</text:p>
          </table:table-cell>
          <table:table-cell office:value-type="float" office:value="1.12" calcext:value-type="float">
            <text:p>1,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26" calcext:value-type="float">
            <text:p>15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91" calcext:value-type="float">
            <text:p>119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6" calcext:value-type="float">
            <text:p>3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2" calcext:value-type="float">
            <text:p>190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.53" calcext:value-type="float">
            <text:p>0,53</text:p>
          </table:table-cell>
          <table:table-cell office:value-type="float" office:value="1.85" calcext:value-type="float">
            <text:p>1,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80" calcext:value-type="float">
            <text:p>12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17" calcext:value-type="float">
            <text:p>11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49" calcext:value-type="float">
            <text:p>3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560" calcext:value-type="float">
            <text:p>15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,19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479" calcext:value-type="float">
            <text:p>14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64" calcext:value-type="float">
            <text:p>7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,26</text:p>
          </table:table-cell>
          <table:table-cell office:value-type="float" office:value="0.92" calcext:value-type="float">
            <text:p>0,9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94" calcext:value-type="float">
            <text:p>129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23" calcext:value-type="float">
            <text:p>0,23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76" calcext:value-type="float">
            <text:p>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45" calcext:value-type="float">
            <text:p>19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761" calcext:value-type="float">
            <text:p>17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28" calcext:value-type="float">
            <text:p>0,28</text:p>
          </table:table-cell>
          <table:table-cell office:value-type="float" office:value="0.8" calcext:value-type="float">
            <text:p>0,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358" calcext:value-type="float">
            <text:p>135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45" calcext:value-type="float">
            <text:p>1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845" calcext:value-type="float">
            <text:p>18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216666" calcext:value-type="float">
            <text:p>216666</text:p>
          </table:table-cell>
          <table:table-cell office:value-type="float" office:value="266666" calcext:value-type="float">
            <text:p>266666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49" calcext:value-type="float">
            <text:p>17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72" calcext:value-type="float">
            <text:p>14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19" calcext:value-type="float">
            <text:p>8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69" calcext:value-type="float">
            <text:p>17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1" calcext:value-type="float">
            <text:p>0,11</text:p>
          </table:table-cell>
          <table:table-cell office:value-type="float" office:value="0.79" calcext:value-type="float">
            <text:p>0,7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34" calcext:value-type="float">
            <text:p>17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50" calcext:value-type="float">
            <text:p>11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6" calcext:value-type="float">
            <text:p>0,26</text:p>
          </table:table-cell>
          <table:table-cell office:value-type="float" office:value="1.22" calcext:value-type="float">
            <text:p>1,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52" calcext:value-type="float">
            <text:p>1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97" calcext:value-type="float">
            <text:p>119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42" calcext:value-type="float">
            <text:p>0,42</text:p>
          </table:table-cell>
          <table:table-cell office:value-type="float" office:value="1.17" calcext:value-type="float">
            <text:p>1,1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68" calcext:value-type="float">
            <text:p>66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54" calcext:value-type="float">
            <text:p>17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963" calcext:value-type="float">
            <text:p>196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0.71" calcext:value-type="float">
            <text:p>0,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33" calcext:value-type="float">
            <text:p>7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41" calcext:value-type="float">
            <text:p>0,41</text:p>
          </table:table-cell>
          <table:table-cell office:value-type="float" office:value="1.92" calcext:value-type="float">
            <text:p>1,9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78" calcext:value-type="float">
            <text:p>9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285" calcext:value-type="float">
            <text:p>12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69" calcext:value-type="float">
            <text:p>6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60" calcext:value-type="float">
            <text:p>16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35" calcext:value-type="float">
            <text:p>18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95" calcext:value-type="float">
            <text:p>10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77" calcext:value-type="float">
            <text:p>8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88" calcext:value-type="float">
            <text:p>13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51" calcext:value-type="float">
            <text:p>0,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331" calcext:value-type="float">
            <text:p>13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23" calcext:value-type="float">
            <text:p>5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42" calcext:value-type="float">
            <text:p>6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49" calcext:value-type="float">
            <text:p>16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79" calcext:value-type="float">
            <text:p>15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,32</text:p>
          </table:table-cell>
          <table:table-cell office:value-type="float" office:value="1.33" calcext:value-type="float">
            <text:p>1,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850" calcext:value-type="float">
            <text:p>18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59" calcext:value-type="float">
            <text:p>65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649" calcext:value-type="float">
            <text:p>16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3" calcext:value-type="float">
            <text:p>0,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32" calcext:value-type="float">
            <text:p>15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45" calcext:value-type="float">
            <text:p>15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576" calcext:value-type="float">
            <text:p>15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2" calcext:value-type="float">
            <text:p>7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779" calcext:value-type="float">
            <text:p>17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19" calcext:value-type="float">
            <text:p>14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.63" calcext:value-type="float">
            <text:p>0,63</text:p>
          </table:table-cell>
          <table:table-cell office:value-type="float" office:value="1.49" calcext:value-type="float">
            <text:p>1,4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73" calcext:value-type="float">
            <text:p>173</text:p>
          </table:table-cell>
          <table:table-cell office:value-type="float" office:value="162500" calcext:value-type="float">
            <text:p>162500</text:p>
          </table:table-cell>
          <table:table-cell office:value-type="float" office:value="200000" calcext:value-type="float">
            <text:p>20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8" calcext:value-type="float">
            <text:p>14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,27</text:p>
          </table:table-cell>
          <table:table-cell office:value-type="float" office:value="1.44" calcext:value-type="float">
            <text:p>1,4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02" calcext:value-type="float">
            <text:p>140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01" calcext:value-type="float">
            <text:p>12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50" calcext:value-type="float">
            <text:p>9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7" calcext:value-type="float">
            <text:p>6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57" calcext:value-type="float">
            <text:p>8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71" calcext:value-type="float">
            <text:p>127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82" calcext:value-type="float">
            <text:p>58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63" calcext:value-type="float">
            <text:p>8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7" calcext:value-type="float">
            <text:p>11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96" calcext:value-type="float">
            <text:p>12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15" calcext:value-type="float">
            <text:p>13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69" calcext:value-type="float">
            <text:p>146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28" calcext:value-type="float">
            <text:p>14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89" calcext:value-type="float">
            <text:p>16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53" calcext:value-type="float">
            <text:p>135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51" calcext:value-type="float">
            <text:p>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910" calcext:value-type="float">
            <text:p>19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73" calcext:value-type="float">
            <text:p>137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51" calcext:value-type="float">
            <text:p>18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71" calcext:value-type="float">
            <text:p>16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,30</text:p>
          </table:table-cell>
          <table:table-cell office:value-type="float" office:value="0.84" calcext:value-type="float">
            <text:p>0,8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70" calcext:value-type="float">
            <text:p>15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3" calcext:value-type="float">
            <text:p>23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84" calcext:value-type="float">
            <text:p>17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39" calcext:value-type="float">
            <text:p>0,3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03" calcext:value-type="float">
            <text:p>14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751" calcext:value-type="float">
            <text:p>175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836" calcext:value-type="float">
            <text:p>8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75" calcext:value-type="float">
            <text:p>9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26" calcext:value-type="float">
            <text:p>92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54" calcext:value-type="float">
            <text:p>0,54</text:p>
          </table:table-cell>
          <table:table-cell office:value-type="float" office:value="3.03" calcext:value-type="float">
            <text:p>3,0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22" calcext:value-type="float">
            <text:p>10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10" calcext:value-type="float">
            <text:p>13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,23</text:p>
          </table:table-cell>
          <table:table-cell office:value-type="float" office:value="1.07" calcext:value-type="float">
            <text:p>1,0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48" calcext:value-type="float">
            <text:p>13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54" calcext:value-type="float">
            <text:p>18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27" calcext:value-type="float">
            <text:p>11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10" calcext:value-type="float">
            <text:p>18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0000" calcext:value-type="float">
            <text:p>160000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49" calcext:value-type="float">
            <text:p>114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24" calcext:value-type="float">
            <text:p>1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83" calcext:value-type="float">
            <text:p>148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10" calcext:value-type="float">
            <text:p>3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77" calcext:value-type="float">
            <text:p>12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96" calcext:value-type="float">
            <text:p>17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37" calcext:value-type="float">
            <text:p>163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84" calcext:value-type="float">
            <text:p>48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87" calcext:value-type="float">
            <text:p>14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631" calcext:value-type="float">
            <text:p>163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0.86" calcext:value-type="float">
            <text:p>0,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05" calcext:value-type="float">
            <text:p>19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1.62" calcext:value-type="float">
            <text:p>1,6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97" calcext:value-type="float">
            <text:p>17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25" calcext:value-type="float">
            <text:p>15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99" calcext:value-type="float">
            <text:p>10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78" calcext:value-type="float">
            <text:p>67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44" calcext:value-type="float">
            <text:p>18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9" calcext:value-type="float">
            <text:p>1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56" calcext:value-type="float">
            <text:p>1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24" calcext:value-type="float">
            <text:p>19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15" calcext:value-type="float">
            <text:p>7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93" calcext:value-type="float">
            <text:p>4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96" calcext:value-type="float">
            <text:p>109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04" calcext:value-type="float">
            <text:p>10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831" calcext:value-type="float">
            <text:p>8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92" calcext:value-type="float">
            <text:p>19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328" calcext:value-type="float">
            <text:p>13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914" calcext:value-type="float">
            <text:p>9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99" calcext:value-type="float">
            <text:p>39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444" calcext:value-type="float">
            <text:p>44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50" calcext:value-type="float">
            <text:p>5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372" calcext:value-type="float">
            <text:p>3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7" calcext:value-type="float">
            <text:p>0,27</text:p>
          </table:table-cell>
          <table:table-cell office:value-type="float" office:value="1.89" calcext:value-type="float">
            <text:p>1,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11" calcext:value-type="float">
            <text:p>20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023" calcext:value-type="float">
            <text:p>10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68" calcext:value-type="float">
            <text:p>0,6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956" calcext:value-type="float">
            <text:p>19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824" calcext:value-type="float">
            <text:p>18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727" calcext:value-type="float">
            <text:p>7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98" calcext:value-type="float">
            <text:p>11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8" calcext:value-type="float">
            <text:p>0,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00" calcext:value-type="float">
            <text:p>14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5" calcext:value-type="float">
            <text:p>0,05</text:p>
          </table:table-cell>
          <table:table-cell office:value-type="float" office:value="0.35" calcext:value-type="float">
            <text:p>0,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98" calcext:value-type="float">
            <text:p>12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4" calcext:value-type="float">
            <text:p>0,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235" calcext:value-type="float">
            <text:p>1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108333" calcext:value-type="float">
            <text:p>108333</text:p>
          </table:table-cell>
          <table:table-cell office:value-type="float" office:value="133332" calcext:value-type="float">
            <text:p>133332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29" calcext:value-type="float">
            <text:p>13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5" calcext:value-type="float">
            <text:p>0,15</text:p>
          </table:table-cell>
          <table:table-cell office:value-type="float" office:value="1.06" calcext:value-type="float">
            <text:p>1,0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1" calcext:value-type="float">
            <text:p>0,11</text:p>
          </table:table-cell>
          <table:table-cell office:value-type="float" office:value="0.78" calcext:value-type="float">
            <text:p>0,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629" calcext:value-type="float">
            <text:p>16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54" calcext:value-type="float">
            <text:p>95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449" calcext:value-type="float">
            <text:p>14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97" calcext:value-type="float">
            <text:p>0,9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990" calcext:value-type="float">
            <text:p>19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926" calcext:value-type="float">
            <text:p>19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0.73" calcext:value-type="float">
            <text:p>0,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52" calcext:value-type="float">
            <text:p>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174" calcext:value-type="float">
            <text:p>11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902" calcext:value-type="float">
            <text:p>190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6" calcext:value-type="float">
            <text:p>0,16</text:p>
          </table:table-cell>
          <table:table-cell office:value-type="float" office:value="1.11" calcext:value-type="float">
            <text:p>1,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539" calcext:value-type="float">
            <text:p>153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1.37" calcext:value-type="float">
            <text:p>1,3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14" calcext:value-type="float">
            <text:p>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6" calcext:value-type="float">
            <text:p>0,16</text:p>
          </table:table-cell>
          <table:table-cell office:value-type="float" office:value="1.15" calcext:value-type="float">
            <text:p>1,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861" calcext:value-type="float">
            <text:p>8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172" calcext:value-type="float">
            <text:p>11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" calcext:value-type="float">
            <text:p>0,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807" calcext:value-type="float">
            <text:p>8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20" calcext:value-type="float">
            <text:p>13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47" calcext:value-type="float">
            <text:p>4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65" calcext:value-type="float">
            <text:p>12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974" calcext:value-type="float">
            <text:p>197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0</text:p>
          </table:table-cell>
          <table:table-cell office:value-type="float" office:value="1.06" calcext:value-type="float">
            <text:p>1,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664" calcext:value-type="float">
            <text:p>16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18" calcext:value-type="float">
            <text:p>131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84" calcext:value-type="float">
            <text:p>10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9" calcext:value-type="float">
            <text:p>0,09</text:p>
          </table:table-cell>
          <table:table-cell office:value-type="float" office:value="0.65" calcext:value-type="float">
            <text:p>0,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11" calcext:value-type="float">
            <text:p>9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776" calcext:value-type="float">
            <text:p>17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office:value-type="float" office:value="0.4" calcext:value-type="float">
            <text:p>0,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517" calcext:value-type="float">
            <text:p>15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.92" calcext:value-type="float">
            <text:p>0,92</text:p>
          </table:table-cell>
          <table:table-cell office:value-type="float" office:value="3.24" calcext:value-type="float">
            <text:p>3,2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45" calcext:value-type="float">
            <text:p>4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1.59" calcext:value-type="float">
            <text:p>1,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47" calcext:value-type="float">
            <text:p>134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" calcext:value-type="float">
            <text:p>0,22</text:p>
          </table:table-cell>
          <table:table-cell office:value-type="float" office:value="1.54" calcext:value-type="float">
            <text:p>1,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38" calcext:value-type="float">
            <text:p>63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65" calcext:value-type="float">
            <text:p>96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838" calcext:value-type="float">
            <text:p>183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,60</text:p>
          </table:table-cell>
          <table:table-cell office:value-type="float" office:value="2.67" calcext:value-type="float">
            <text:p>2,6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648" calcext:value-type="float">
            <text:p>16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947" calcext:value-type="float">
            <text:p>19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" calcext:value-type="float">
            <text:p>0,10</text:p>
          </table:table-cell>
          <table:table-cell office:value-type="float" office:value="0.72" calcext:value-type="float">
            <text:p>0,7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696" calcext:value-type="float">
            <text:p>1696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,12</text:p>
          </table:table-cell>
          <table:table-cell office:value-type="float" office:value="3.31" calcext:value-type="float">
            <text:p>3,3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785" calcext:value-type="float">
            <text:p>17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541" calcext:value-type="float">
            <text:p>5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89" calcext:value-type="float">
            <text:p>9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25" calcext:value-type="float">
            <text:p>13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013" calcext:value-type="float">
            <text:p>10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" calcext:value-type="float">
            <text:p>0,10</text:p>
          </table:table-cell>
          <table:table-cell office:value-type="float" office:value="0.69" calcext:value-type="float">
            <text:p>0,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42" calcext:value-type="float">
            <text:p>14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" calcext:value-type="float">
            <text:p>0,70</text:p>
          </table:table-cell>
          <table:table-cell office:value-type="float" office:value="5" calcext:value-type="float">
            <text:p>5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206" calcext:value-type="float">
            <text:p>12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461" calcext:value-type="float">
            <text:p>46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34" calcext:value-type="float">
            <text:p>133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1.05" calcext:value-type="float">
            <text:p>1,0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848" calcext:value-type="float">
            <text:p>184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,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332" calcext:value-type="float">
            <text:p>133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8" calcext:value-type="float">
            <text:p>0,08</text:p>
          </table:table-cell>
          <table:table-cell office:value-type="float" office:value="0.53" calcext:value-type="float">
            <text:p>0,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693" calcext:value-type="float">
            <text:p>69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" calcext:value-type="float">
            <text:p>0,14</text:p>
          </table:table-cell>
          <table:table-cell office:value-type="float" office:value="1.01" calcext:value-type="float">
            <text:p>1,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43" calcext:value-type="float">
            <text:p>1,43</text:p>
          </table:table-cell>
          <table:table-cell office:value-type="float" office:value="10" calcext:value-type="float">
            <text:p>10,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91549" calcext:value-type="float">
            <text:p>91549</text:p>
          </table:table-cell>
          <table:table-cell office:value-type="float" office:value="112676" calcext:value-type="float">
            <text:p>11267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.00.0000</text:date>, <text:time style:data-style-name="N2" text:time-value="16:14:53.1940941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3T15:33:46.264000000</meta:creation-date>
    <meta:generator>LibreOffice/6.4.4.2$Linux_X86_64 LibreOffice_project/40$Build-2</meta:generator>
    <dc:date>2020-09-07T16:45:45.614716267</dc:date>
    <meta:editing-duration>PT1H14M16S</meta:editing-duration>
    <meta:editing-cycles>10</meta:editing-cycles>
    <meta:document-statistic meta:table-count="1" meta:cell-count="7203" meta:object-count="0"/>
  </office:meta>
</office:document-meta>
</file>